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8fa" officeooo:paragraph-rsid="000c08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numpy as np</text:p>
      <text:p text:style-name="P1">from random import sample </text:p>
      <text:p text:style-name="P1">from numpy.linalg import inv</text:p>
      <text:p text:style-name="P1">import math</text:p>
      <text:p text:style-name="P1">from scipy import stats </text:p>
      <text:p text:style-name="P1"/>
      <text:p text:style-name="P1">def initializeCenter(totalGroup, totalSample):</text:p>
      <text:p text:style-name="P1"><text:s text:c="4"/>centers = list(sample(range(totalSample), totalGroup)) </text:p>
      <text:p text:style-name="P1"><text:s text:c="4"/>return centers</text:p>
      <text:p text:style-name="P1"/>
      <text:p text:style-name="P1">def classify(data, centers):</text:p>
      <text:p text:style-name="P1"><text:s text:c="4"/>centerNum = np.size(centers, axis=0)</text:p>
      <text:p text:style-name="P1"><text:s text:c="4"/>dist = aggregateDist(data, centers) </text:p>
      <text:p text:style-name="P1"><text:s text:c="4"/>classifiedGroup = np.argmin(dist, axis=1) </text:p>
      <text:p text:style-name="P1"><text:s text:c="4"/>return classifiedGroup</text:p>
      <text:p text:style-name="P1"><text:s text:c="4"/></text:p>
      <text:p text:style-name="P1">def aggregateDist(data, centers):</text:p>
      <text:p text:style-name="P1"><text:s text:c="4"/>dataSize = np.size(data, axis=0)</text:p>
      <text:p text:style-name="P1"><text:s text:c="4"/>centerNum = np.size(centers, axis=0)</text:p>
      <text:p text:style-name="P1"><text:s text:c="4"/>dist = np.zeros((dataSize, centerNum))</text:p>
      <text:p text:style-name="P1"><text:s text:c="4"/>for i in range(centerNum):</text:p>
      <text:p text:style-name="P1"><text:s text:c="8"/>dist[:, i] = distance(data, centers[i, :])</text:p>
      <text:p text:style-name="P1"><text:s text:c="4"/>return dist</text:p>
      <text:p text:style-name="P1"><text:s text:c="4"/></text:p>
      <text:p text:style-name="P1">def distance(data, centers):</text:p>
      <text:p text:style-name="P1"><text:s text:c="4"/>dataSize = np.size(data, axis=0)</text:p>
      <text:p text:style-name="P1"><text:s text:c="4"/>centeredData = centralize(data, centers)</text:p>
      <text:p text:style-name="P1"><text:s text:c="4"/>dist = np.zeros(dataSize)</text:p>
      <text:p text:style-name="P1"><text:s text:c="4"/>for i in range(dataSize):</text:p>
      <text:p text:style-name="P1"><text:s text:c="8"/>dist[i] = centeredData[i, :].dot(centeredData[i,:].T)</text:p>
      <text:p text:style-name="P1"><text:s text:c="4"/>return dist</text:p>
      <text:p text:style-name="P1"/>
      <text:p text:style-name="P1">def centralize(data, center):</text:p>
      <text:p text:style-name="P1"><text:s text:c="4"/>centeredData = data - center</text:p>
      <text:p text:style-name="P1"><text:s text:c="4"/>return centeredData</text:p>
      <text:p text:style-name="P1"/>
      <text:p text:style-name="P1">def updateCenter(data, classifiedGroup, groupNum):</text:p>
      <text:p text:style-name="P1"><text:s text:c="4"/>groupSize, groupSum = splitGroup(data, classifiedGroup, groupNum) </text:p>
      <text:p text:style-name="P1"><text:s text:c="4"/>dataDim = np.size(data, axis=1)</text:p>
      <text:p text:style-name="P1"><text:s text:c="4"/>newCenter = np.zeros((groupNum, dataDim)) </text:p>
      <text:p text:style-name="P1"><text:s text:c="4"/>for i in range(groupNum):</text:p>
      <text:p text:style-name="P1"><text:s text:c="8"/>newCenter[i, :] <text:s/>= map(float, groupSum[i, :])/groupSize[i]</text:p>
      <text:p text:style-name="P1"><text:s text:c="4"/>return newCenter</text:p>
      <text:p text:style-name="P1"><text:s text:c="4"/></text:p>
      <text:p text:style-name="P1">def splitGroup(data, classifiedGroup, groupNum):</text:p>
      <text:p text:style-name="P1"><text:s text:c="4"/>groupSize = np.zeros(groupNum) </text:p>
      <text:p text:style-name="P1"><text:s text:c="4"/>dataDim = np.size(data, axis=1)</text:p>
      <text:p text:style-name="P1"><text:s text:c="4"/>groupSum = np.zeros((groupNum, dataDim))</text:p>
      <text:p text:style-name="P1"><text:s text:c="4"/>dataSize = np.size(data, axis=0)</text:p>
      <text:p text:style-name="P1"><text:soft-page-break/><text:s text:c="4"/>for i in range(dataSize):</text:p>
      <text:p text:style-name="P1"><text:s text:c="8"/>groupSize[classifiedGroup[i]] += 1 </text:p>
      <text:p text:style-name="P1"><text:s text:c="8"/>groupSum[classifiedGroup[i], :] = groupSum[classifiedGroup[i], :] + data[i, :] </text:p>
      <text:p text:style-name="P1"><text:s text:c="4"/>return groupSize, groupSum</text:p>
      <text:p text:style-name="P1"/>
      <text:p text:style-name="P1">def totalClassError(result, groupSizes):</text:p>
      <text:p text:style-name="P1"><text:s text:c="4"/>groupNum = np.size(groupSizes)</text:p>
      <text:p text:style-name="P1"><text:s text:c="4"/>aggregateGroupSize = [0]</text:p>
      <text:p text:style-name="P1"><text:s text:c="4"/>for i in range(1,groupNum+1):</text:p>
      <text:p text:style-name="P1"><text:s text:c="8"/>aggregateGroupSize.append(reduce(lambda x,y:x+y, groupSizes[0:i]))</text:p>
      <text:p text:style-name="P1"><text:s text:c="4"/>aggregateGroupSize = map(int, aggregateGroupSize)</text:p>
      <text:p text:style-name="P1"><text:s text:c="4"/>groupErrors = np.zeros(groupNum)</text:p>
      <text:p text:style-name="P1"><text:s text:c="4"/>for i in range(groupNum):</text:p>
      <text:p text:style-name="P1"><text:s text:c="8"/>groupErrors[i] = classError(result[aggregateGroupSize[i]:aggregateGroupSize[i+1]])</text:p>
      <text:p text:style-name="P1"><text:s text:c="4"/>return sum(groupErrors)/float(np.size(result))</text:p>
      <text:p text:style-name="P1"/>
      <text:p text:style-name="P1"><text:s text:c="8"/></text:p>
      <text:p text:style-name="P1">def classError(result):</text:p>
      <text:p text:style-name="P1"><text:s text:c="4"/>size = np.size(result)</text:p>
      <text:p text:style-name="P1"><text:s text:c="4"/>correctVal = stats.mode(result)[0][0]</text:p>
      <text:p text:style-name="P1"><text:s text:c="4"/>error = sum(result!=correctVal)/float(size)</text:p>
      <text:p text:style-name="P1"><text:s text:c="4"/>return err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01:31:23.272606258</meta:creation-date>
    <dc:date>2018-07-06T01:32:09.990401929</dc:date>
    <meta:editing-duration>PT47S</meta:editing-duration>
    <meta:editing-cycles>1</meta:editing-cycles>
    <meta:document-statistic meta:table-count="0" meta:image-count="0" meta:object-count="0" meta:page-count="2" meta:paragraph-count="65" meta:word-count="217" meta:character-count="2325" meta:non-whitespace-character-count="1922"/>
    <meta:generator>LibreOffice/5.1.6.2$Linux_X86_64 LibreOffice_project/10m0$Build-2</meta:generator>
  </office:meta>
</office:document-meta>
</file>